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3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777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</office:automatic-styles>
  <office:body>
    <office:text>
      <text:p text:style-name="P1">To-do's</text:p>
      <text:list text:style-name="L1">
        <text:list-item>
          <text:p text:style-name="P2">√ Cirkel in detailscherm</text:p>
          <text:list>
            <text:list-item>
              <text:p text:style-name="P3">hoe groot maken we de video's?</text:p>
            </text:list-item>
            <text:list-item>
              <text:p text:style-name="P3">welke isolijnen</text:p>
            </text:list-item>
            <text:list-item>
              <text:p text:style-name="P3">jaren</text:p>
            </text:list-item>
          </text:list>
        </text:list-item>
        <text:list-item>
          <text:p text:style-name="P4">Banner af</text:p>
        </text:list-item>
        <text:list-item>
          <text:p text:style-name="P4">highlighten match (keywords, categories, general terms, authors) =&gt; beide kanten op</text:p>
        </text:list-item>
        <text:list-item>
          <text:p text:style-name="P4">√ in tijdlijn: titel+auteurs van video zichtbaar =&gt; nog wel designen in CSS</text:p>
        </text:list-item>
        <text:list-item>
          <text:p text:style-name="P4">bij laden op huidig jaar zetten, of laatste jaar waar video's van zijn (2006)</text:p>
        </text:list-item>
        <text:list-item>
          <text:p text:style-name="P4">hoe bepaal je welke video's je te zien krijgt in overzicht?</text:p>
        </text:list-item>
        <text:list-item>
          <text:p text:style-name="P4">Bij klikken op uitgeklapt jaar, ook weer inklappen</text:p>
        </text:list-item>
        <text:list-item>
          <text:p text:style-name="P4">bij klikken op video in Relatedness cirkel =&gt; popup van die video</text:p>
        </text:list-item>
        <text:list-item>
          <text:p text:style-name="P4">bij scrollen fixen wanneer pijltjes verschijnen of niet (bij helemaal links pijltje links weg, bij helemaal rechts pijltje rechts weg)</text:p>
        </text:list-item>
        <text:list-item>
          <text:p text:style-name="P4">Grootte tijdlijn (hoogte)</text:p>
        </text:list-item>
        <text:list-item>
          <text:p text:style-name="P4">Bij uitgeklapt jaar nog op video's kunnen klikken en popup krijgen</text:p>
        </text:list-item>
        <text:list-item>
          <text:p text:style-name="P4">Cross-browser check</text:p>
        </text:list-item>
        <text:list-item>
          <text:p text:style-name="P4">keywords in database capitalizen</text:p>
        </text:list-item>
        <text:list-item>
          <text:p text:style-name="P4">Authors in popup niet uit Metadata maar uit Video-Authors tabel halen</text:p>
        </text:list-item>
        <text:list-item>
          <text:p text:style-name="P4">display Title uit api halen voor overzicht</text:p>
        </text:list-item>
        <text:list-item>
          <text:p text:style-name="P4">display Authors uit api halen voor overzich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